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Preformatted Text" svg:font-family="'Preformatted Text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1b276" officeooo:paragraph-rsid="0011b276"/>
    </style:style>
    <style:style style:name="P2" style:family="paragraph" style:parent-style-name="Heading_20_3">
      <style:text-properties fo:color="#c9211e"/>
    </style:style>
    <style:style style:name="P3" style:family="paragraph" style:parent-style-name="Preformatted_20_Text">
      <style:text-properties officeooo:paragraph-rsid="00153b0f"/>
    </style:style>
    <style:style style:name="P4" style:family="paragraph" style:parent-style-name="Preformatted_20_Text">
      <style:text-properties officeooo:paragraph-rsid="00171cc9"/>
    </style:style>
    <style:style style:name="P5" style:family="paragraph">
      <style:text-properties style:font-name="Preformatted Text"/>
    </style:style>
    <style:style style:name="P6" style:family="paragraph">
      <loext:graphic-properties draw:fill="none" draw:fill-color="#ffffff"/>
      <style:paragraph-properties style:writing-mode="lr-tb"/>
      <style:text-properties fo:color="#1c1c1c" style:font-name="Preformatted Text" fo:font-size="10pt" style:font-size-asian="10pt" style:font-size-complex="10pt"/>
    </style:style>
    <style:style style:name="T1" style:family="text">
      <style:text-properties officeooo:rsid="000a1405"/>
    </style:style>
    <style:style style:name="T2" style:family="text">
      <style:text-properties officeooo:rsid="000bbe5a"/>
    </style:style>
    <style:style style:name="T3" style:family="text">
      <style:text-properties fo:color="#c9211e"/>
    </style:style>
    <style:style style:name="T4" style:family="text">
      <style:text-properties fo:color="#c9211e" officeooo:rsid="000bbe5a"/>
    </style:style>
    <style:style style:name="T5" style:family="text">
      <style:text-properties officeooo:rsid="000c8573"/>
    </style:style>
    <style:style style:name="T6" style:family="text">
      <style:text-properties officeooo:rsid="000d3ebd"/>
    </style:style>
    <style:style style:name="T7" style:family="text">
      <style:text-properties officeooo:rsid="0010bddc"/>
    </style:style>
    <style:style style:name="T8" style:family="text">
      <style:text-properties officeooo:rsid="0010f4c8"/>
    </style:style>
    <style:style style:name="T9" style:family="text">
      <style:text-properties fo:color="#1c1c1c" style:font-name="Preformatted Text" fo:font-size="10pt" style:font-size-asian="10pt" style:font-size-complex="10pt"/>
    </style:style>
    <style:style style:name="gr1" style:family="graphic">
      <style:graphic-properties draw:stroke="none" svg:stroke-color="#000000" draw:fill="none" draw:fill-color="#ffffff" fo:min-height="1.47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7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tyle.css (All styles for 1-9 questions)</text:h>
      <text:p text:style-name="Preformatted_20_Text">.main-box{</text:p>
      <text:p text:style-name="Preformatted_20_Text"><text:s text:c="4"/>display: inline-block;</text:p>
      <text:p text:style-name="Preformatted_20_Text"><text:s text:c="4"/>padding: 10px 20px;</text:p>
      <text:p text:style-name="Preformatted_20_Text"><text:s text:c="4"/>background-color: #f2f2f2;</text:p>
      <text:p text:style-name="Preformatted_20_Text"><text:s text:c="4"/>margin: 40px 40px;</text:p>
      <text:p text:style-name="Preformatted_20_Text">}</text:p>
      <text:p text:style-name="Preformatted_20_Text">input{</text:p>
      <text:p text:style-name="Preformatted_20_Text"><text:s text:c="4"/>padding: 8px 10px;</text:p>
      <text:p text:style-name="Preformatted_20_Text"><text:s text:c="4"/>border: 1px solid rgb(175, 175, 175);</text:p>
      <text:p text:style-name="Preformatted_20_Text"><text:s text:c="4"/>font-size: x-small;</text:p>
      <text:p text:style-name="Preformatted_20_Text"><text:s text:c="4"/>outline: none;</text:p>
      <text:p text:style-name="Preformatted_20_Text"><text:s text:c="4"/>border-radius: 4px;</text:p>
      <text:p text:style-name="Preformatted_20_Text">}</text:p>
      <text:p text:style-name="Preformatted_20_Text">input:focus{</text:p>
      <text:p text:style-name="Preformatted_20_Text"><text:s text:c="4"/>outline: none;</text:p>
      <text:p text:style-name="Preformatted_20_Text">}</text:p>
      <text:p text:style-name="Preformatted_20_Text">.btn{</text:p>
      <text:p text:style-name="Preformatted_20_Text"><text:s text:c="4"/>padding: 10px 25px;</text:p>
      <text:p text:style-name="Preformatted_20_Text"><text:s text:c="4"/>background-color: #4caf50;</text:p>
      <text:p text:style-name="Preformatted_20_Text"><text:s text:c="4"/>border-radius: 4px;</text:p>
      <text:p text:style-name="Preformatted_20_Text"><text:s text:c="4"/>color: white;</text:p>
      <text:p text:style-name="Preformatted_20_Text"><text:s text:c="4"/>margin: 12px 0;</text:p>
      <text:p text:style-name="Preformatted_20_Text"><text:s text:c="4"/>border: none;</text:p>
      <text:p text:style-name="Preformatted_20_Text">}</text:p>
      <text:p text:style-name="Preformatted_20_Text">.btn-long{</text:p>
      <text:p text:style-name="Preformatted_20_Text"><text:s text:c="4"/>width: 25rem;</text:p>
      <text:p text:style-name="Preformatted_20_Text">}</text:p>
      <text:p text:style-name="Preformatted_20_Text">.answer{</text:p>
      <text:p text:style-name="Preformatted_20_Text"><text:s text:c="4"/>display: flex;</text:p>
      <text:p text:style-name="Preformatted_20_Text"><text:s text:c="4"/>align-items: center;</text:p>
      <text:p text:style-name="Preformatted_20_Text">}</text:p>
      <text:p text:style-name="Preformatted_20_Text"/>
      <text:p text:style-name="Preformatted_20_Text">/* Question 05 <text:span text:style-name="T1">css</text:span>*/</text:p>
      <text:p text:style-name="Preformatted_20_Text"/>
      <text:p text:style-name="Preformatted_20_Text">.container{</text:p>
      <text:p text:style-name="Preformatted_20_Text"><text:s text:c="4"/>display: flex;</text:p>
      <text:p text:style-name="Preformatted_20_Text"><text:s text:c="4"/>flex-direction: column;</text:p>
      <text:p text:style-name="Preformatted_20_Text"><text:s text:c="4"/>border: 1px solid rgba(173, 173, 173, 0.342);</text:p>
      <text:p text:style-name="Preformatted_20_Text"><text:s text:c="4"/>max-width: 400px;</text:p>
      <text:p text:style-name="Preformatted_20_Text">}</text:p>
      <text:p text:style-name="Preformatted_20_Text">.trial-box{</text:p>
      <text:p text:style-name="Preformatted_20_Text"><text:s text:c="4"/>padding: 10px 15px;</text:p>
      <text:p text:style-name="Preformatted_20_Text"><text:s text:c="4"/>background-color: #f7f7f7;</text:p>
      <text:p text:style-name="Preformatted_20_Text"><text:s text:c="4"/>color: #037c8a;</text:p>
      <text:p text:style-name="Preformatted_20_Text"><text:s text:c="4"/>border-bottom: 1px solid rgba(173, 173, 173, 0.342);</text:p>
      <text:p text:style-name="Preformatted_20_Text">}</text:p>
      <text:p text:style-name="Preformatted_20_Text">.info-box{</text:p>
      <text:p text:style-name="Preformatted_20_Text"><text:s text:c="4"/>padding: 5px 15px;</text:p>
      <text:p text:style-name="Preformatted_20_Text">}</text:p>
      <text:p text:style-name="Preformatted_20_Text">.button-box{</text:p>
      <text:p text:style-name="Preformatted_20_Text"><text:s text:c="4"/>padding: 5px 15px;</text:p>
      <text:p text:style-name="Preformatted_20_Text"><text:s text:c="4"/>background-color: #f7f7f7;</text:p>
      <text:p text:style-name="Preformatted_20_Text"><text:s text:c="4"/>border-top: 1px solid rgba(173, 173, 173, 0.342);</text:p>
      <text:p text:style-name="Preformatted_20_Text">}</text:p>
      <text:p text:style-name="Preformatted_20_Text">.button-box button{</text:p>
      <text:p text:style-name="Preformatted_20_Text"><text:s text:c="4"/>padding: 5px 10px;</text:p>
      <text:p text:style-name="Preformatted_20_Text"><text:s text:c="4"/>border-radius: 4px;</text:p>
      <text:p text:style-name="Preformatted_20_Text"><text:s text:c="4"/>color: white;</text:p>
      <text:p text:style-name="Preformatted_20_Text"><text:soft-page-break/><text:s text:c="4"/>margin: 12px 0;</text:p>
      <text:p text:style-name="Preformatted_20_Text"><text:s text:c="4"/>border: none;</text:p>
      <text:p text:style-name="Preformatted_20_Text">}</text:p>
      <text:p text:style-name="Preformatted_20_Text">.light-blue{</text:p>
      <text:p text:style-name="Preformatted_20_Text"><text:s text:c="4"/>background-color: #0ca3b7;</text:p>
      <text:p text:style-name="Preformatted_20_Text">}</text:p>
      <text:p text:style-name="Preformatted_20_Text">.blue{</text:p>
      <text:p text:style-name="Preformatted_20_Text"><text:s text:c="4"/>background-color: blue;</text:p>
      <text:p text:style-name="Preformatted_20_Text">}</text:p>
      <text:p text:style-name="Preformatted_20_Text"/>
      <text:p text:style-name="Preformatted_20_Text">/* Question 07 <text:span text:style-name="T1">css</text:span>*/</text:p>
      <text:p text:style-name="Preformatted_20_Text">.disabled{</text:p>
      <text:p text:style-name="Preformatted_20_Text"><text:s text:c="4"/>color: gray;</text:p>
      <text:p text:style-name="Preformatted_20_Text">}</text:p>
      <text:p text:style-name="Preformatted_20_Text"/>
      <text:p text:style-name="Preformatted_20_Text"/>
      <text:p text:style-name="P4"/>
      <text:h text:style-name="Heading_20_2" text:outline-level="2">Question 01</text:h>
      <text:h text:style-name="P2" text:outline-level="3">Index.html</text:h>
      <text:p text:style-name="Preformatted_20_Text"><draw:frame text:anchor-type="paragraph" draw:z-index="0" draw:name="Shape1" draw:style-name="gr2" draw:text-style-name="P6" svg:width="5.7921in" svg:height="3.7921in" svg:x="0.4535in" svg:y="-0.0075in"><draw:text-box><text:p text:style-name="P5"><text:span text:style-name="T9">&lt;!DOCTYPE html&gt;</text:span></text:p><text:p text:style-name="P5"><text:span text:style-name="T9">&lt;html lang="en"&gt;</text:span></text:p><text:p text:style-name="P5"><text:span text:style-name="T9">&lt;head&gt;</text:span></text:p><text:p text:style-name="P5"><text:span text:style-name="T9"><text:s text:c="4"/></text:span><text:span text:style-name="T9">&lt;meta charset="UTF-8"&gt;</text:span></text:p><text:p text:style-name="P5"><text:span text:style-name="T9"><text:s text:c="4"/></text:span><text:span text:style-name="T9">&lt;meta http-equiv="X-UA-Compatible" content="IE=edge"&gt;</text:span></text:p><text:p text:style-name="P5"><text:span text:style-name="T9"><text:s text:c="4"/></text:span><text:span text:style-name="T9">&lt;meta name="viewport" content="width=device-width, initial-scale=1.0"&gt;</text:span></text:p><text:p text:style-name="P5"><text:span text:style-name="T9"><text:s text:c="4"/></text:span><text:span text:style-name="T9">&lt;link rel="stylesheet" href="../style.css"&gt;</text:span></text:p><text:p text:style-name="P5"><text:span text:style-name="T9"><text:s text:c="4"/></text:span><text:span text:style-name="T9">&lt;title&gt;Question01&lt;/title&gt;</text:span></text:p><text:p text:style-name="P5"><text:span text:style-name="T9">&lt;/head&gt;</text:span></text:p><text:p text:style-name="P5"><text:span text:style-name="T9">&lt;body&gt;</text:span></text:p><text:p text:style-name="P5"><text:span text:style-name="T9"><text:s text:c="4"/></text:span><text:span text:style-name="T9">&lt;div&gt;</text:span></text:p><text:p text:style-name="P5"><text:span text:style-name="T9"><text:s text:c="8"/></text:span><text:span text:style-name="T9">&lt;div class="main-box"&gt;</text:span></text:p><text:p text:style-name="P5"><text:span text:style-name="T9"><text:s text:c="12"/></text:span><text:span text:style-name="T9">&lt;div&gt;name :&lt;/div&gt;</text:span></text:p><text:p text:style-name="P5"><text:span text:style-name="T9"><text:s text:c="12"/></text:span><text:span text:style-name="T9">&lt;input type="text" id="txt1" placeholder="Insert a name.."&gt;</text:span></text:p><text:p text:style-name="P5"><text:span text:style-name="T9"><text:s text:c="12"/></text:span><text:span text:style-name="T9">&lt;div&gt;Hometown :&lt;/div&gt;</text:span></text:p><text:p text:style-name="P5"><text:span text:style-name="T9"><text:s text:c="12"/></text:span><text:span text:style-name="T9">&lt;input type="text" id="txt2" placeholder="Insert home town.."&gt;</text:span></text:p><text:p text:style-name="P5"><text:span text:style-name="T9"><text:s text:c="12"/></text:span><text:span text:style-name="T9">&lt;br&gt;</text:span></text:p><text:p text:style-name="P5"><text:span text:style-name="T9"><text:s text:c="12"/></text:span><text:span text:style-name="T9">&lt;button type="button" class="btn" id="btn1"&gt;click&lt;/button&gt;</text:span></text:p><text:p text:style-name="P5"><text:span text:style-name="T9"><text:s text:c="8"/></text:span><text:span text:style-name="T9">&lt;/div&gt;</text:span></text:p><text:p text:style-name="P5"><text:span text:style-name="T9"><text:s text:c="4"/></text:span><text:span text:style-name="T9">&lt;/div&gt;</text:span></text:p><text:p text:style-name="P5"><text:span text:style-name="T9">&lt;/body&gt;</text:span></text:p><text:p text:style-name="P5"><text:span text:style-name="T9">&lt;script src="script.js"&gt;&lt;/script&gt;</text:span></text:p><text:p text:style-name="P5"><text:span text:style-name="T9">&lt;/html&gt;</text:span></text:p></draw:text-box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h text:style-name="P2" text:outline-level="3"><text:span text:style-name="T2">script</text:span>.<text:span text:style-name="T2">js</text:span></text:h>
      <text:p text:style-name="Preformatted_20_Text"><draw:frame text:anchor-type="paragraph" draw:z-index="1" draw:name="Shape1_0" draw:style-name="gr1" draw:text-style-name="P6" svg:width="5.7921in" svg:height="1.4705in" svg:x="0.4535in" svg:y="0.0862in"><draw:text-box><text:p text:style-name="P5"><text:span text:style-name="T9">let textName = document.getElementById('txt1');</text:span></text:p><text:p text:style-name="P5"><text:span text:style-name="T9">let textTown = document.getElementById('txt2');</text:span></text:p><text:p text:style-name="P5"><text:span text:style-name="T9"/></text:p><text:p text:style-name="P5"><text:span text:style-name="T9">document.getElementById('btn1').addEventListener('click',function(){</text:span></text:p><text:p text:style-name="P5"><text:span text:style-name="T9"><text:s text:c="4"/></text:span><text:span text:style-name="T9">let fullTxt = textName.value+" "+textTown.value; </text:span></text:p><text:p text:style-name="P5"><text:span text:style-name="T9"><text:s text:c="4"/></text:span><text:span text:style-name="T9">console.log(fullTxt);</text:span></text:p><text:p text:style-name="P5"><text:span text:style-name="T9"><text:s text:c="4"/></text:span><text:span text:style-name="T9">alert(fullTxt);</text:span></text:p><text:p text:style-name="P5"><text:span text:style-name="T9">})</text:span></text:p></draw:text-box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h text:style-name="Heading_20_2" text:outline-level="2"><text:soft-page-break/>Question 0<text:span text:style-name="T2">2</text:span></text:h>
      <text:h text:style-name="P2" text:outline-level="3"><text:span text:style-name="T2">i</text:span>ndex.html</text:h>
      <text:p text:style-name="Preformatted_20_Text">&lt;!DOCTYPE html&gt;</text:p>
      <text:p text:style-name="Preformatted_20_Text">&lt;html lang="en"&gt;</text:p>
      <text:p text:style-name="Preformatted_20_Text">&lt;head&gt;</text:p>
      <text:p text:style-name="Preformatted_20_Text"><text:s text:c="4"/>&lt;meta charset="UTF-8"&gt;</text:p>
      <text:p text:style-name="Preformatted_20_Text"><text:s text:c="4"/>&lt;meta http-equiv="X-UA-Compatible" content="IE=edge"&gt;</text:p>
      <text:p text:style-name="Preformatted_20_Text"><text:s text:c="4"/>&lt;meta name="viewport" content="width=device-width, initial-scale=1.0"&gt;</text:p>
      <text:p text:style-name="Preformatted_20_Text"><text:s text:c="4"/>&lt;link rel="stylesheet" href="../style.css"&gt;</text:p>
      <text:p text:style-name="Preformatted_20_Text"><text:s text:c="4"/>&lt;title&gt;Question02&lt;/title&gt;</text:p>
      <text:p text:style-name="Preformatted_20_Text">&lt;/head&gt;</text:p>
      <text:p text:style-name="Preformatted_20_Text">&lt;body&gt;</text:p>
      <text:p text:style-name="Preformatted_20_Text"><text:s text:c="4"/>&lt;div class="main-box"&gt;</text:p>
      <text:p text:style-name="Preformatted_20_Text"><text:s text:c="8"/>&lt;div style="padding-bottom: 10px;" id="text"&gt;Now the time is __ : __ </text:p>
      <text:p text:style-name="Preformatted_20_Text"><text:s text:c="8"/>&lt;/div&gt;</text:p>
      <text:p text:style-name="Preformatted_20_Text"><text:s text:c="8"/>&lt;button class="btn btn-long" id="btn" type="button"&gt;show time&lt;/button&gt;</text:p>
      <text:p text:style-name="Preformatted_20_Text"><text:s text:c="4"/>&lt;/div&gt;</text:p>
      <text:p text:style-name="Preformatted_20_Text">&lt;/body&gt;</text:p>
      <text:p text:style-name="Preformatted_20_Text">&lt;script src="script.js"&gt;&lt;/script&gt;</text:p>
      <text:p text:style-name="Preformatted_20_Text">&lt;/html&gt;</text:p>
      <text:p text:style-name="Preformatted_20_Text"/>
      <text:h text:style-name="Heading_20_3" text:outline-level="3"><text:span text:style-name="T4">script</text:span><text:span text:style-name="T3">.</text:span><text:span text:style-name="T4">js</text:span></text:h>
      <text:p text:style-name="Preformatted_20_Text"/>
      <text:p text:style-name="Preformatted_20_Text">let text = document.getElementById('text');</text:p>
      <text:p text:style-name="Preformatted_20_Text">let button = document.getElementById('btn');</text:p>
      <text:p text:style-name="Preformatted_20_Text"/>
      <text:p text:style-name="Preformatted_20_Text">button.addEventListener('click', () =&gt; {</text:p>
      <text:p text:style-name="Preformatted_20_Text"><text:s text:c="4"/>const date = new Date();</text:p>
      <text:p text:style-name="Preformatted_20_Text"><text:s text:c="4"/>let hr = date.getHours();</text:p>
      <text:p text:style-name="Preformatted_20_Text"><text:s text:c="4"/>let min = date.getMinutes();</text:p>
      <text:p text:style-name="Preformatted_20_Text"><text:s text:c="4"/>if(hr&gt;=12 &amp;&amp; min&gt;0)</text:p>
      <text:p text:style-name="Preformatted_20_Text"><text:s text:c="8"/>text.textContent = `Now the time is ${(hr-12)&lt;10?'0'+(hr-12):hr-12}:${min&lt;10?'0'+min:min} PM`;</text:p>
      <text:p text:style-name="Preformatted_20_Text"><text:s text:c="4"/>else</text:p>
      <text:p text:style-name="Preformatted_20_Text"><text:s text:c="8"/>text.textContent = `Now the time is ${(hr)&lt;10?'0'+(hr):hr}:${min&lt;10?'0'+min:min} AM`;</text:p>
      <text:p text:style-name="Preformatted_20_Text"><text:s text:c="4"/>button.textContent = `Remains ${24-hr} hours more...`;</text:p>
      <text:p text:style-name="Preformatted_20_Text"><text:s text:c="4"/>}</text:p>
      <text:p text:style-name="Preformatted_20_Text">);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h text:style-name="Heading_20_2" text:outline-level="2"><text:soft-page-break/>Question 0<text:span text:style-name="T5">3</text:span></text:h>
      <text:h text:style-name="P2" text:outline-level="3"><text:span text:style-name="T2">i</text:span>ndex.html</text:h>
      <text:p text:style-name="Preformatted_20_Text">&lt;!DOCTYPE html&gt;</text:p>
      <text:p text:style-name="Preformatted_20_Text">&lt;html lang="en"&gt;</text:p>
      <text:p text:style-name="Preformatted_20_Text">&lt;head&gt;</text:p>
      <text:p text:style-name="Preformatted_20_Text"><text:s text:c="4"/>&lt;meta charset="UTF-8"&gt;</text:p>
      <text:p text:style-name="Preformatted_20_Text"><text:s text:c="4"/>&lt;meta http-equiv="X-UA-Compatible" content="IE=edge"&gt;</text:p>
      <text:p text:style-name="Preformatted_20_Text"><text:s text:c="4"/>&lt;meta name="viewport" content="width=device-width, initial-scale=1.0"&gt;</text:p>
      <text:p text:style-name="Preformatted_20_Text"><text:s text:c="4"/>&lt;link rel="stylesheet" href="../style.css"&gt;</text:p>
      <text:p text:style-name="Preformatted_20_Text"><text:s text:c="4"/>&lt;title&gt;Question03&lt;/title&gt;</text:p>
      <text:p text:style-name="Preformatted_20_Text">&lt;/head&gt;</text:p>
      <text:p text:style-name="Preformatted_20_Text">&lt;body&gt;</text:p>
      <text:p text:style-name="Preformatted_20_Text"><text:s text:c="4"/>&lt;form class="main-box"&gt;</text:p>
      <text:p text:style-name="Preformatted_20_Text"><text:s text:c="8"/>&lt;div&gt;name :&lt;/div&gt;</text:p>
      <text:p text:style-name="Preformatted_20_Text"><text:s text:c="8"/>&lt;input type="text" id="name" placeholder="Insert a name.."&gt;</text:p>
      <text:p text:style-name="Preformatted_20_Text"><text:s text:c="8"/>&lt;div&gt;Birthday :&lt;/div&gt;</text:p>
      <text:p text:style-name="Preformatted_20_Text"><text:s text:c="8"/>&lt;input type="text" id="bday" placeholder="DD-MM-YYYY"&gt;</text:p>
      <text:p text:style-name="Preformatted_20_Text"><text:s text:c="8"/>&lt;br&gt;</text:p>
      <text:p text:style-name="Preformatted_20_Text"><text:s text:c="8"/>&lt;button type="button" class="btn" id="btn"&gt;click&lt;/button&gt;</text:p>
      <text:p text:style-name="Preformatted_20_Text"><text:s text:c="4"/>&lt;/form&gt;</text:p>
      <text:p text:style-name="Preformatted_20_Text">&lt;/body&gt;</text:p>
      <text:p text:style-name="Preformatted_20_Text">&lt;script src="script.js"&gt;&lt;/script&gt;</text:p>
      <text:p text:style-name="Preformatted_20_Text">&lt;/html&gt;</text:p>
      <text:p text:style-name="Preformatted_20_Text"/>
      <text:p text:style-name="Preformatted_20_Text"/>
      <text:h text:style-name="P2" text:outline-level="3">script.js</text:h>
      <text:p text:style-name="Preformatted_20_Text">let textName = document.getElementById('name');</text:p>
      <text:p text:style-name="Preformatted_20_Text">let bday = document.getElementById('bday');</text:p>
      <text:p text:style-name="Preformatted_20_Text">document.getElementById('btn').addEventListener('click',()=&gt;{</text:p>
      <text:p text:style-name="Preformatted_20_Text"><text:s text:c="8"/>const d = bday.value.split("-");</text:p>
      <text:p text:style-name="Preformatted_20_Text"><text:s text:c="8"/>const date = new Date();</text:p>
      <text:p text:style-name="Preformatted_20_Text"><text:s text:c="8"/>let year = date.getFullYear();</text:p>
      <text:p text:style-name="Preformatted_20_Text"><text:s text:c="8"/>let month = date.getMonth();</text:p>
      <text:p text:style-name="Preformatted_20_Text"><text:s text:c="8"/>let day = date.getDay();</text:p>
      <text:p text:style-name="Preformatted_20_Text"><text:s text:c="8"/>let age;</text:p>
      <text:p text:style-name="Preformatted_20_Text"><text:s text:c="8"/>if(year&gt;=d[2]){</text:p>
      <text:p text:style-name="Preformatted_20_Text"><text:s text:c="12"/>if(month&gt;=d[1]){</text:p>
      <text:p text:style-name="Preformatted_20_Text"><text:s text:c="16"/>if(day&gt;d[0])</text:p>
      <text:p text:style-name="Preformatted_20_Text"><text:s text:c="20"/>age = "age : " + (year - d[2]); </text:p>
      <text:p text:style-name="Preformatted_20_Text"><text:s text:c="16"/>else</text:p>
      <text:p text:style-name="Preformatted_20_Text"><text:s text:c="20"/>age = "age : "+(year - d[2] - 1); </text:p>
      <text:p text:style-name="Preformatted_20_Text"><text:s text:c="12"/>}else{</text:p>
      <text:p text:style-name="Preformatted_20_Text"><text:s text:c="16"/>age = "age : "+(year - d[2] - 1);</text:p>
      <text:p text:style-name="Preformatted_20_Text"><text:s text:c="12"/>}</text:p>
      <text:p text:style-name="Preformatted_20_Text"><text:s text:c="8"/>}else{</text:p>
      <text:p text:style-name="Preformatted_20_Text"><text:s text:c="12"/>age = "Invalid age";</text:p>
      <text:p text:style-name="Preformatted_20_Text"><text:s text:c="8"/>}</text:p>
      <text:p text:style-name="Preformatted_20_Text"><text:s text:c="8"/>alert(age);</text:p>
      <text:p text:style-name="Preformatted_20_Text">});</text:p>
      <text:p text:style-name="Preformatted_20_Text"/>
      <text:p text:style-name="Preformatted_20_Text"/>
      <text:p text:style-name="Preformatted_20_Text"/>
      <text:p text:style-name="Preformatted_20_Text"/>
      <text:h text:style-name="Heading_20_2" text:outline-level="2"><text:soft-page-break/>Question 0<text:span text:style-name="T6">4</text:span></text:h>
      <text:h text:style-name="P2" text:outline-level="3"><text:span text:style-name="T2">i</text:span>ndex.html</text:h>
      <text:p text:style-name="Preformatted_20_Text">&lt;!DOCTYPE html&gt;</text:p>
      <text:p text:style-name="Preformatted_20_Text">&lt;html lang="en"&gt;</text:p>
      <text:p text:style-name="Preformatted_20_Text">&lt;head&gt;</text:p>
      <text:p text:style-name="Preformatted_20_Text"><text:s text:c="4"/>&lt;meta charset="UTF-8"&gt;</text:p>
      <text:p text:style-name="Preformatted_20_Text"><text:s text:c="4"/>&lt;meta http-equiv="X-UA-Compatible" content="IE=edge"&gt;</text:p>
      <text:p text:style-name="Preformatted_20_Text"><text:s text:c="4"/>&lt;meta name="viewport" content="width=device-width, initial-scale=1.0"&gt;</text:p>
      <text:p text:style-name="Preformatted_20_Text"><text:s text:c="4"/>&lt;link rel="stylesheet" href="../style.css"&gt;</text:p>
      <text:p text:style-name="Preformatted_20_Text"><text:s text:c="4"/>&lt;title&gt;Question04&lt;/title&gt;</text:p>
      <text:p text:style-name="Preformatted_20_Text">&lt;/head&gt;</text:p>
      <text:p text:style-name="Preformatted_20_Text">&lt;body&gt;</text:p>
      <text:p text:style-name="Preformatted_20_Text"><text:s text:c="4"/>&lt;form class="main-box"&gt;</text:p>
      <text:p text:style-name="Preformatted_20_Text"><text:s text:c="8"/>&lt;div&gt;Width :&lt;/div&gt;</text:p>
      <text:p text:style-name="Preformatted_20_Text"><text:s text:c="8"/>&lt;input type="text" id="width" placeholder="Enter width"&gt;</text:p>
      <text:p text:style-name="Preformatted_20_Text"><text:s text:c="8"/>&lt;div&gt;Height :&lt;/div&gt;</text:p>
      <text:p text:style-name="Preformatted_20_Text"><text:s text:c="8"/>&lt;input type="text" id="height" placeholder="Enter height"&gt;</text:p>
      <text:p text:style-name="Preformatted_20_Text"><text:s text:c="8"/>&lt;br&gt;</text:p>
      <text:p text:style-name="Preformatted_20_Text"><text:s text:c="8"/>&lt;div class="answer"&gt;</text:p>
      <text:p text:style-name="Preformatted_20_Text"><text:s text:c="12"/>&lt;button type="button" class="btn" id="btn"&gt;click&lt;/button&gt;</text:p>
      <text:p text:style-name="Preformatted_20_Text"><text:s text:c="12"/>&lt;div id="ans" style="margin-left:10px;"&gt;&lt;/div&gt;</text:p>
      <text:p text:style-name="Preformatted_20_Text"><text:s text:c="8"/>&lt;/div&gt;</text:p>
      <text:p text:style-name="Preformatted_20_Text"><text:s text:c="4"/>&lt;/form&gt;</text:p>
      <text:p text:style-name="Preformatted_20_Text">&lt;/body&gt;</text:p>
      <text:p text:style-name="Preformatted_20_Text">&lt;script src="script.js"&gt;&lt;/script&gt;</text:p>
      <text:p text:style-name="Preformatted_20_Text">&lt;/html&gt;</text:p>
      <text:p text:style-name="Preformatted_20_Text"/>
      <text:p text:style-name="Preformatted_20_Text"/>
      <text:p text:style-name="Preformatted_20_Text"/>
      <text:h text:style-name="P2" text:outline-level="3">script.js</text:h>
      <text:p text:style-name="Preformatted_20_Text">let answer = document.getElementById('ans')</text:p>
      <text:p text:style-name="Preformatted_20_Text">document.getElementById('btn').addEventListener('click',()=&gt;{</text:p>
      <text:p text:style-name="Preformatted_20_Text"><text:s text:c="4"/>let width = document.getElementById('width').value;</text:p>
      <text:p text:style-name="Preformatted_20_Text"><text:s text:c="4"/>let height = document.getElementById('height').value;</text:p>
      <text:p text:style-name="Preformatted_20_Text"/>
      <text:p text:style-name="Preformatted_20_Text"><text:s text:c="4"/>if((width!=="") &amp;&amp; (height!==""))</text:p>
      <text:p text:style-name="Preformatted_20_Text"><text:s text:c="8"/>answer.innerHTML = `Area of the rectangle is ${width*height} cm&lt;sup&gt;2&lt;/sup&gt;`;</text:p>
      <text:p text:style-name="Preformatted_20_Text"><text:s text:c="4"/>else</text:p>
      <text:p text:style-name="Preformatted_20_Text"><text:s text:c="8"/>answer.textContent = `Please fill data`; <text:s text:c="2"/></text:p>
      <text:p text:style-name="Preformatted_20_Text">})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h text:style-name="Heading_20_2" text:outline-level="2"><text:soft-page-break/>Question 0<text:span text:style-name="T7">5</text:span></text:h>
      <text:h text:style-name="P2" text:outline-level="3"><text:span text:style-name="T2">i</text:span>ndex.html</text:h>
      <text:p text:style-name="Preformatted_20_Text">&lt;!DOCTYPE html&gt;</text:p>
      <text:p text:style-name="Preformatted_20_Text">&lt;html lang="en"&gt;</text:p>
      <text:p text:style-name="Preformatted_20_Text">&lt;head&gt;</text:p>
      <text:p text:style-name="Preformatted_20_Text"><text:s text:c="4"/>&lt;meta charset="UTF-8"&gt;</text:p>
      <text:p text:style-name="Preformatted_20_Text"><text:s text:c="4"/>&lt;meta http-equiv="X-UA-Compatible" content="IE=edge"&gt;</text:p>
      <text:p text:style-name="Preformatted_20_Text"><text:s text:c="4"/>&lt;meta name="viewport" content="width=device-width, initial-scale=1.0"&gt;</text:p>
      <text:p text:style-name="Preformatted_20_Text"><text:s text:c="4"/>&lt;link rel="stylesheet" href="../style.css"&gt;</text:p>
      <text:p text:style-name="Preformatted_20_Text"><text:tab/>&lt;style&gt;</text:p>
      <text:p text:style-name="Preformatted_20_Text"><text:s text:c="8"/>.light-blue{</text:p>
      <text:p text:style-name="Preformatted_20_Text"><text:s text:c="12"/>background-color: #0ca3b7;</text:p>
      <text:p text:style-name="Preformatted_20_Text"><text:s text:c="8"/>}</text:p>
      <text:p text:style-name="Preformatted_20_Text"><text:s text:c="8"/>.blue{</text:p>
      <text:p text:style-name="Preformatted_20_Text"><text:s text:c="12"/>background-color: blue;</text:p>
      <text:p text:style-name="Preformatted_20_Text"><text:s text:c="8"/>}</text:p>
      <text:p text:style-name="Preformatted_20_Text"><text:s text:c="4"/><text:tab/>&lt;/style&gt;</text:p>
      <text:p text:style-name="Preformatted_20_Text"><text:s text:c="4"/>&lt;title&gt;Question05&lt;/title&gt;</text:p>
      <text:p text:style-name="Preformatted_20_Text">&lt;/head&gt;</text:p>
      <text:p text:style-name="Preformatted_20_Text">&lt;body&gt;</text:p>
      <text:p text:style-name="Preformatted_20_Text"><text:s text:c="4"/>&lt;div&gt;</text:p>
      <text:p text:style-name="Preformatted_20_Text"><text:s text:c="8"/>&lt;h2&gt;Purchase your item&lt;/h2&gt;</text:p>
      <text:p text:style-name="Preformatted_20_Text"><text:s text:c="8"/>&lt;div class="container"&gt;</text:p>
      <text:p text:style-name="Preformatted_20_Text"><text:s text:c="12"/>&lt;div class="trial-box"&gt;Free trail&lt;/div&gt;</text:p>
      <text:p text:style-name="Preformatted_20_Text"><text:s text:c="12"/>&lt;div class="info-box"&gt;</text:p>
      <text:p text:style-name="Preformatted_20_Text"><text:s text:c="16"/>help you to design &lt;br&gt;</text:p>
      <text:p text:style-name="Preformatted_20_Text"><text:s text:c="16"/>provide security &lt;br&gt;</text:p>
      <text:p text:style-name="Preformatted_20_Text"><text:s text:c="16"/>manage your plan &lt;br&gt;</text:p>
      <text:p text:style-name="Preformatted_20_Text"><text:s text:c="12"/>&lt;/div&gt;</text:p>
      <text:p text:style-name="Preformatted_20_Text"><text:s text:c="12"/>&lt;div class="button-box"&gt;</text:p>
      <text:p text:style-name="Preformatted_20_Text"><text:s text:c="16"/>&lt;button class="light-blue" type="button" id="button"&gt;Try it now&lt;/button&gt;</text:p>
      <text:p text:style-name="Preformatted_20_Text"><text:s text:c="12"/>&lt;/div&gt;</text:p>
      <text:p text:style-name="Preformatted_20_Text"><text:s text:c="8"/>&lt;/div&gt;</text:p>
      <text:p text:style-name="Preformatted_20_Text"><text:s text:c="4"/>&lt;/div&gt;</text:p>
      <text:p text:style-name="Preformatted_20_Text">&lt;/body&gt;</text:p>
      <text:p text:style-name="Preformatted_20_Text">&lt;script src="script.js"&gt;&lt;/script&gt;</text:p>
      <text:p text:style-name="Preformatted_20_Text">&lt;/html&gt;</text:p>
      <text:p text:style-name="Preformatted_20_Text"/>
      <text:p text:style-name="Preformatted_20_Text"/>
      <text:p text:style-name="Preformatted_20_Text"/>
      <text:h text:style-name="P2" text:outline-level="3">script.js</text:h>
      <text:p text:style-name="Preformatted_20_Text">document.getElementById('button').addEventListener('click',()=&gt;{ </text:p>
      <text:p text:style-name="Preformatted_20_Text"><text:s text:c="4"/>document.getElementById('button').classList.add('blue');</text:p>
      <text:p text:style-name="Preformatted_20_Text"><text:s text:c="4"/>document.getElementById('button').classList.remove('light-blue');</text:p>
      <text:p text:style-name="Preformatted_20_Text">}); <text:s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h text:style-name="Heading_20_2" text:outline-level="2"><text:soft-page-break/>Question 0<text:span text:style-name="T7">6</text:span></text:h>
      <text:h text:style-name="P2" text:outline-level="3"><text:span text:style-name="T2">i</text:span>ndex.html</text:h>
      <text:p text:style-name="Preformatted_20_Text">&lt;!DOCTYPE html&gt;</text:p>
      <text:p text:style-name="Preformatted_20_Text">&lt;html lang="en"&gt;</text:p>
      <text:p text:style-name="Preformatted_20_Text">&lt;head&gt;</text:p>
      <text:p text:style-name="Preformatted_20_Text"><text:s text:c="4"/>&lt;meta charset="UTF-8"&gt;</text:p>
      <text:p text:style-name="Preformatted_20_Text"><text:s text:c="4"/>&lt;meta http-equiv="X-UA-Compatible" content="IE=edge"&gt;</text:p>
      <text:p text:style-name="Preformatted_20_Text"><text:s text:c="4"/>&lt;meta name="viewport" content="width=device-width, initial-scale=1.0"&gt;</text:p>
      <text:p text:style-name="Preformatted_20_Text"><text:s text:c="4"/>&lt;link rel="stylesheet" href="../style.css"&gt;</text:p>
      <text:p text:style-name="Preformatted_20_Text"><text:s text:c="4"/>&lt;title&gt;Question06&lt;/title&gt;</text:p>
      <text:p text:style-name="Preformatted_20_Text">&lt;/head&gt;</text:p>
      <text:p text:style-name="Preformatted_20_Text">&lt;body&gt;</text:p>
      <text:p text:style-name="Preformatted_20_Text"><text:s text:c="4"/>&lt;div class="main-box"&gt;</text:p>
      <text:p text:style-name="Preformatted_20_Text"><text:s text:c="8"/>&lt;div&gt;Insert the number : </text:p>
      <text:p text:style-name="Preformatted_20_Text"><text:s text:c="8"/>&lt;input type="number" id="number" placeholder="number"&gt;&lt;/div&gt;</text:p>
      <text:p text:style-name="Preformatted_20_Text"><text:s text:c="8"/>&lt;div class="answer"&gt;</text:p>
      <text:p text:style-name="Preformatted_20_Text"><text:s text:c="12"/>&lt;button class="btn" id="btn" type="button"&gt;Find root&lt;/button&gt;</text:p>
      <text:p text:style-name="Preformatted_20_Text"><text:s text:c="12"/>&lt;div style="padding-left: 5px;" id="ans"&gt;&lt;/div&gt;</text:p>
      <text:p text:style-name="Preformatted_20_Text"><text:s text:c="8"/>&lt;/div&gt;</text:p>
      <text:p text:style-name="Preformatted_20_Text"><text:s text:c="4"/>&lt;/div&gt;</text:p>
      <text:p text:style-name="Preformatted_20_Text">&lt;/body&gt;</text:p>
      <text:p text:style-name="Preformatted_20_Text">&lt;script src="script.js"&gt;&lt;/script&gt;</text:p>
      <text:p text:style-name="Preformatted_20_Text">&lt;/html&gt;</text:p>
      <text:p text:style-name="Preformatted_20_Text"/>
      <text:p text:style-name="Preformatted_20_Text"/>
      <text:h text:style-name="P2" text:outline-level="3">script.js</text:h>
      <text:p text:style-name="Preformatted_20_Text">document.getElementById('btn').addEventListener('click',()=&gt;{</text:p>
      <text:p text:style-name="Preformatted_20_Text"><text:s text:c="4"/>let root = Math.sqrt(document.getElementsByTagName('input')[0].value);</text:p>
      <text:p text:style-name="Preformatted_20_Text"><text:s text:c="4"/>document.getElementById('ans').textContent="Answer : "+root;</text:p>
      <text:p text:style-name="Preformatted_20_Text">});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h text:style-name="Heading_20_2" text:outline-level="2"><text:soft-page-break/>Question 0<text:span text:style-name="T7">7</text:span></text:h>
      <text:h text:style-name="P2" text:outline-level="3"><text:span text:style-name="T2">i</text:span>ndex.html</text:h>
      <text:p text:style-name="Preformatted_20_Text">&lt;!DOCTYPE html&gt;</text:p>
      <text:p text:style-name="Preformatted_20_Text">&lt;html lang="en"&gt;</text:p>
      <text:p text:style-name="Preformatted_20_Text">&lt;head&gt;</text:p>
      <text:p text:style-name="Preformatted_20_Text"><text:s text:c="4"/>&lt;meta charset="UTF-8"&gt;</text:p>
      <text:p text:style-name="Preformatted_20_Text"><text:s text:c="4"/>&lt;meta http-equiv="X-UA-Compatible" content="IE=edge"&gt;</text:p>
      <text:p text:style-name="Preformatted_20_Text"><text:s text:c="4"/>&lt;meta name="viewport" content="width=device-width, initial-scale=1.0"&gt;</text:p>
      <text:p text:style-name="Preformatted_20_Text"><text:s text:c="4"/>&lt;title&gt;Question07&lt;/title&gt;</text:p>
      <text:p text:style-name="Preformatted_20_Text"><text:s text:c="4"/>&lt;link rel="stylesheet" href="../style.css"&gt;</text:p>
      <text:p text:style-name="Preformatted_20_Text">&lt;/head&gt;</text:p>
      <text:p text:style-name="Preformatted_20_Text">&lt;body&gt;</text:p>
      <text:p text:style-name="Preformatted_20_Text"><text:s text:c="4"/>&lt;h3&gt;Available Hotel Packages&lt;/h3&gt;</text:p>
      <text:p text:style-name="Preformatted_20_Text"><text:s text:c="4"/>&lt;form&gt;</text:p>
      <text:p text:style-name="Preformatted_20_Text"><text:s text:c="8"/>&lt;input type="checkbox" id="chk1"&gt;</text:p>
      <text:p text:style-name="Preformatted_20_Text"><text:s text:c="8"/>&lt;label id="lbl1"&gt;Wedding Package&lt;/label&gt;</text:p>
      <text:p text:style-name="Preformatted_20_Text"><text:s text:c="8"/>&lt;br&gt;</text:p>
      <text:p text:style-name="Preformatted_20_Text"><text:s text:c="8"/>&lt;input type="checkbox" id="chk2"&gt;</text:p>
      <text:p text:style-name="Preformatted_20_Text"><text:s text:c="8"/>&lt;label id="lbl2"&gt;Birthday Package&lt;/label&gt;</text:p>
      <text:p text:style-name="Preformatted_20_Text"><text:s text:c="8"/>&lt;br&gt;</text:p>
      <text:p text:style-name="Preformatted_20_Text"><text:s text:c="8"/>&lt;input type="checkbox" id="chk3"&gt;</text:p>
      <text:p text:style-name="Preformatted_20_Text"><text:s text:c="8"/>&lt;label id="lbl3"&gt;Normal Function Package&lt;/label&gt;</text:p>
      <text:p text:style-name="Preformatted_20_Text"><text:s text:c="8"/>&lt;br&gt;</text:p>
      <text:p text:style-name="Preformatted_20_Text"><text:s text:c="8"/>&lt;input type="checkbox" id="chk4"&gt;</text:p>
      <text:p text:style-name="Preformatted_20_Text"><text:s text:c="8"/>&lt;label id="lbl4"&gt;Day out Package&lt;/label&gt;</text:p>
      <text:p text:style-name="Preformatted_20_Text"><text:s text:c="8"/>&lt;br&gt;</text:p>
      <text:p text:style-name="Preformatted_20_Text"><text:s text:c="8"/>&lt;button type="button" class="btn" style="background-color: gray;"&gt;Submit&lt;/button&gt;</text:p>
      <text:p text:style-name="Preformatted_20_Text"><text:s text:c="4"/>&lt;/form&gt;</text:p>
      <text:p text:style-name="Preformatted_20_Text">&lt;/body&gt;</text:p>
      <text:p text:style-name="Preformatted_20_Text">&lt;script src="script.js"&gt;&lt;/script&gt;</text:p>
      <text:p text:style-name="Preformatted_20_Text">&lt;/html&gt;</text:p>
      <text:p text:style-name="Preformatted_20_Text"/>
      <text:p text:style-name="Preformatted_20_Text"/>
      <text:h text:style-name="P2" text:outline-level="3">script.js</text:h>
      <text:p text:style-name="Preformatted_20_Text">const getElmt = (id) =&gt; document.getElementById(`${id}`);</text:p>
      <text:p text:style-name="Preformatted_20_Text"/>
      <text:p text:style-name="Preformatted_20_Text">let check1 = getElmt('chk1');</text:p>
      <text:p text:style-name="Preformatted_20_Text">let check2 = getElmt('chk2');</text:p>
      <text:p text:style-name="Preformatted_20_Text">let check3 = getElmt('chk3');</text:p>
      <text:p text:style-name="Preformatted_20_Text">let check4 = getElmt('chk4');</text:p>
      <text:p text:style-name="Preformatted_20_Text">let label1 = getElmt('lbl1');</text:p>
      <text:p text:style-name="Preformatted_20_Text">let label2 = getElmt('lbl2');</text:p>
      <text:p text:style-name="Preformatted_20_Text">let label3 = getElmt('lbl3');</text:p>
      <text:p text:style-name="Preformatted_20_Text">let label4 = getElmt('lbl4');</text:p>
      <text:p text:style-name="Preformatted_20_Text">const disableChks=()=&gt;{</text:p>
      <text:p text:style-name="Preformatted_20_Text"><text:s text:c="4"/>check1.disabled = true;</text:p>
      <text:p text:style-name="Preformatted_20_Text"><text:s text:c="4"/>check2.disabled = true;</text:p>
      <text:p text:style-name="Preformatted_20_Text"><text:s text:c="4"/>check3.disabled = true;</text:p>
      <text:p text:style-name="Preformatted_20_Text"><text:s text:c="4"/>check4.disabled = true;</text:p>
      <text:p text:style-name="Preformatted_20_Text">}</text:p>
      <text:p text:style-name="Preformatted_20_Text">const activeChks=()=&gt;{</text:p>
      <text:p text:style-name="Preformatted_20_Text"><text:s text:c="4"/>check1.disabled = false;</text:p>
      <text:p text:style-name="Preformatted_20_Text"><text:s text:c="4"/>check2.disabled = false;</text:p>
      <text:p text:style-name="Preformatted_20_Text"><text:s text:c="4"/>check3.disabled = false;</text:p>
      <text:p text:style-name="Preformatted_20_Text"><text:s text:c="4"/>check4.disabled = false;</text:p>
      <text:p text:style-name="Preformatted_20_Text">}</text:p>
      <text:p text:style-name="Preformatted_20_Text"><text:soft-page-break/>const toggleLbls=()=&gt;{</text:p>
      <text:p text:style-name="Preformatted_20_Text"><text:s text:c="4"/>label1.classList.add('disabled');</text:p>
      <text:p text:style-name="Preformatted_20_Text"><text:s text:c="4"/>label2.classList.add('disabled');</text:p>
      <text:p text:style-name="Preformatted_20_Text"><text:s text:c="4"/>label3.classList.add('disabled');</text:p>
      <text:p text:style-name="Preformatted_20_Text"><text:s text:c="4"/>label4.classList.add('disabled');</text:p>
      <text:p text:style-name="Preformatted_20_Text">}</text:p>
      <text:p text:style-name="Preformatted_20_Text">const activeLbls=()=&gt;{</text:p>
      <text:p text:style-name="Preformatted_20_Text"><text:s text:c="4"/>label1.classList.remove('disabled');</text:p>
      <text:p text:style-name="Preformatted_20_Text"><text:s text:c="4"/>label2.classList.remove('disabled');</text:p>
      <text:p text:style-name="Preformatted_20_Text"><text:s text:c="4"/>label3.classList.remove('disabled');</text:p>
      <text:p text:style-name="Preformatted_20_Text"><text:s text:c="4"/>label4.classList.remove('disabled');</text:p>
      <text:p text:style-name="Preformatted_20_Text">}</text:p>
      <text:p text:style-name="Preformatted_20_Text">const checkEvent = (check, label) =&gt; {</text:p>
      <text:p text:style-name="Preformatted_20_Text"><text:s text:c="4"/>check.addEventListener('change',()=&gt;{</text:p>
      <text:p text:style-name="Preformatted_20_Text"><text:s text:c="8"/>if (check.checked){</text:p>
      <text:p text:style-name="Preformatted_20_Text"><text:s text:c="12"/>disableChks();</text:p>
      <text:p text:style-name="Preformatted_20_Text"><text:s text:c="12"/>toggleLbls();</text:p>
      <text:p text:style-name="Preformatted_20_Text"><text:s text:c="12"/>check.disabled = false;</text:p>
      <text:p text:style-name="Preformatted_20_Text"><text:s text:c="12"/>label.classList.remove('disabled');</text:p>
      <text:p text:style-name="Preformatted_20_Text"><text:s text:c="12"/></text:p>
      <text:p text:style-name="Preformatted_20_Text"><text:s text:c="8"/>}</text:p>
      <text:p text:style-name="Preformatted_20_Text"><text:s text:c="8"/>else{</text:p>
      <text:p text:style-name="Preformatted_20_Text"><text:s text:c="12"/>activeChks();</text:p>
      <text:p text:style-name="Preformatted_20_Text"><text:s text:c="12"/>activeLbls();</text:p>
      <text:p text:style-name="Preformatted_20_Text"><text:s text:c="8"/>} </text:p>
      <text:p text:style-name="Preformatted_20_Text"><text:s text:c="4"/>})</text:p>
      <text:p text:style-name="Preformatted_20_Text">}</text:p>
      <text:p text:style-name="Preformatted_20_Text">checkEvent(check1,label1);</text:p>
      <text:p text:style-name="Preformatted_20_Text">checkEvent(check2,label2);</text:p>
      <text:p text:style-name="Preformatted_20_Text">checkEvent(check3,label3);</text:p>
      <text:p text:style-name="Preformatted_20_Text">checkEvent(check4,label4);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h text:style-name="Heading_20_2" text:outline-level="2"><text:soft-page-break/>Question 0<text:span text:style-name="T8">8</text:span></text:h>
      <text:h text:style-name="P2" text:outline-level="3"><text:span text:style-name="T2">i</text:span>ndex.html</text:h>
      <text:p text:style-name="Preformatted_20_Text">&lt;!DOCTYPE html&gt;</text:p>
      <text:p text:style-name="Preformatted_20_Text">&lt;html lang="en"&gt;</text:p>
      <text:p text:style-name="Preformatted_20_Text">&lt;head&gt;</text:p>
      <text:p text:style-name="Preformatted_20_Text"><text:s text:c="4"/>&lt;meta charset="UTF-8"&gt;</text:p>
      <text:p text:style-name="Preformatted_20_Text"><text:s text:c="4"/>&lt;meta http-equiv="X-UA-Compatible" content="IE=edge"&gt;</text:p>
      <text:p text:style-name="Preformatted_20_Text"><text:s text:c="4"/>&lt;meta name="viewport" content="width=device-width, initial-scale=1.0"&gt;</text:p>
      <text:p text:style-name="Preformatted_20_Text"><text:s text:c="4"/>&lt;link rel="stylesheet" href="../style.css"&gt;</text:p>
      <text:p text:style-name="Preformatted_20_Text"><text:s text:c="4"/>&lt;title&gt;Question08&lt;/title&gt;</text:p>
      <text:p text:style-name="Preformatted_20_Text">&lt;/head&gt;</text:p>
      <text:p text:style-name="Preformatted_20_Text">&lt;body&gt;</text:p>
      <text:p text:style-name="Preformatted_20_Text"><text:s text:c="4"/>&lt;div class="main-box"&gt;</text:p>
      <text:p text:style-name="Preformatted_20_Text"><text:s text:c="8"/>&lt;div&gt;Insert the amount : &lt;/div&gt;</text:p>
      <text:p text:style-name="Preformatted_20_Text"><text:s text:c="8"/>&lt;input type="number" id="number" placeholder="value"&gt;&lt;br&gt;&lt;br&gt;</text:p>
      <text:p text:style-name="Preformatted_20_Text"><text:s text:c="8"/>20% of value : &lt;label id="profit"&gt;&lt;/label&gt;&lt;br&gt;</text:p>
      <text:p text:style-name="Preformatted_20_Text"><text:s text:c="8"/>Total : &lt;label id="total"&gt;&lt;/label&gt;</text:p>
      <text:p text:style-name="Preformatted_20_Text"><text:s text:c="4"/>&lt;/div&gt;</text:p>
      <text:p text:style-name="Preformatted_20_Text">&lt;/body&gt;</text:p>
      <text:p text:style-name="Preformatted_20_Text">&lt;script src="script.js"&gt;&lt;/script&gt;</text:p>
      <text:p text:style-name="Preformatted_20_Text">&lt;/html&gt;</text:p>
      <text:p text:style-name="Preformatted_20_Text"/>
      <text:p text:style-name="Preformatted_20_Text">script.js</text:p>
      <text:p text:style-name="Preformatted_20_Text">let inp = document.getElementById('number');</text:p>
      <text:p text:style-name="Preformatted_20_Text"/>
      <text:p text:style-name="Preformatted_20_Text">inp.addEventListener('mouseout',()=&gt;{</text:p>
      <text:p text:style-name="Preformatted_20_Text"><text:s text:c="4"/>let profit = (+inp.value)*20/100;</text:p>
      <text:p text:style-name="Preformatted_20_Text"><text:s text:c="4"/>document.getElementById('profit').textContent = profit;</text:p>
      <text:p text:style-name="Preformatted_20_Text"><text:s text:c="4"/>document.getElementById('total').textContent = `${inp.value}+${profit}=${(+inp.value)+profit}`;</text:p>
      <text:p text:style-name="Preformatted_20_Text">});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h text:style-name="Heading_20_2" text:outline-level="2"><text:soft-page-break/>Question 0<text:span text:style-name="T8">9</text:span></text:h>
      <text:h text:style-name="P2" text:outline-level="3"><text:span text:style-name="T2">i</text:span>ndex.html</text:h>
      <text:p text:style-name="Preformatted_20_Text">&lt;!DOCTYPE html&gt;</text:p>
      <text:p text:style-name="Preformatted_20_Text">&lt;html lang="en"&gt;</text:p>
      <text:p text:style-name="Preformatted_20_Text">&lt;head&gt;</text:p>
      <text:p text:style-name="Preformatted_20_Text"><text:s text:c="4"/>&lt;meta charset="UTF-8"&gt;</text:p>
      <text:p text:style-name="Preformatted_20_Text"><text:s text:c="4"/>&lt;meta http-equiv="X-UA-Compatible" content="IE=edge"&gt;</text:p>
      <text:p text:style-name="Preformatted_20_Text"><text:s text:c="4"/>&lt;meta name="viewport" content="width=device-width, initial-scale=1.0"&gt;</text:p>
      <text:p text:style-name="Preformatted_20_Text"><text:s text:c="4"/>&lt;link rel="stylesheet" href="../style.css"&gt;</text:p>
      <text:p text:style-name="Preformatted_20_Text"><text:s text:c="4"/>&lt;title&gt;Question09&lt;/title&gt;</text:p>
      <text:p text:style-name="Preformatted_20_Text">&lt;/head&gt;</text:p>
      <text:p text:style-name="Preformatted_20_Text">&lt;body&gt;</text:p>
      <text:p text:style-name="Preformatted_20_Text"><text:s text:c="4"/>&lt;div class="main-box"&gt;</text:p>
      <text:p text:style-name="Preformatted_20_Text"><text:s text:c="8"/>&lt;div&gt;Subject : </text:p>
      <text:p text:style-name="Preformatted_20_Text"><text:s text:c="8"/>&lt;input type="text" placeholder="Enter Subject"&gt;&lt;/div&gt;&lt;br&gt;</text:p>
      <text:p text:style-name="Preformatted_20_Text"><text:s text:c="8"/>&lt;div&gt;Marks : </text:p>
      <text:p text:style-name="Preformatted_20_Text"><text:s text:c="8"/>&lt;input type="number" placeholder="Enter Marks"&gt;&lt;/div&gt;&lt;br&gt;</text:p>
      <text:p text:style-name="Preformatted_20_Text"><text:s text:c="8"/>&lt;button type="button" class="btn btn-long" style="background-color: #c305c2;"&gt;Results&lt;/button&gt;&lt;br&gt;</text:p>
      <text:p text:style-name="Preformatted_20_Text"><text:s text:c="8"/>&lt;label id="result"&gt;&lt;/label&gt;</text:p>
      <text:p text:style-name="Preformatted_20_Text"><text:s text:c="4"/>&lt;/div&gt;</text:p>
      <text:p text:style-name="Preformatted_20_Text">&lt;/body&gt;</text:p>
      <text:p text:style-name="Preformatted_20_Text">&lt;script src="script.js"&gt;&lt;/script&gt;</text:p>
      <text:p text:style-name="Preformatted_20_Text">&lt;/html&gt;</text:p>
      <text:p text:style-name="Preformatted_20_Text"/>
      <text:h text:style-name="P2" text:outline-level="3">script.js</text:h>
      <text:p text:style-name="Preformatted_20_Text">document.getElementsByTagName('button')[0].addEventListener('click', ()=&gt;{</text:p>
      <text:p text:style-name="Preformatted_20_Text"><text:s text:c="4"/>let subject = document.getElementsByTagName('input')[0].value;</text:p>
      <text:p text:style-name="Preformatted_20_Text"><text:s text:c="4"/>let Marks = document.getElementsByTagName('input')[1].value;</text:p>
      <text:p text:style-name="Preformatted_20_Text"><text:s text:c="4"/>if(+Marks &gt;= 50 )</text:p>
      <text:p text:style-name="Preformatted_20_Text"><text:s text:c="8"/>document.getElementsByTagName('label')[0].innerHTML = `Congratulations ,You have passed &lt;b&gt;${subject}&lt;/b&gt;`;</text:p>
      <text:p text:style-name="Preformatted_20_Text"><text:s text:c="4"/>else</text:p>
      <text:p text:style-name="Preformatted_20_Text"><text:s text:c="8"/>document.getElementsByTagName('label')[0].innerHTML = `Sorry , You have to work hard for &lt;b&gt;${subject}&lt;/b&gt; subject.`;</text:p>
      <text:p text:style-name="Preformatted_20_Text">});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h text:style-name="Heading_20_2" text:outline-level="2"><text:soft-page-break/>Question <text:span text:style-name="T8">10</text:span></text:h>
      <text:h text:style-name="P2" text:outline-level="3"><text:span text:style-name="T2">i</text:span>ndex.html</text:h>
      <text:p text:style-name="Preformatted_20_Text">&lt;!DOCTYPE html&gt;</text:p>
      <text:p text:style-name="Preformatted_20_Text">&lt;html lang="en"&gt;</text:p>
      <text:p text:style-name="Preformatted_20_Text">&lt;head&gt;</text:p>
      <text:p text:style-name="Preformatted_20_Text"><text:s text:c="4"/>&lt;meta charset="UTF-8"&gt;</text:p>
      <text:p text:style-name="Preformatted_20_Text"><text:s text:c="4"/>&lt;meta http-equiv="X-UA-Compatible" content="IE=edge"&gt;</text:p>
      <text:p text:style-name="Preformatted_20_Text"><text:s text:c="4"/>&lt;meta name="viewport" content="width=device-width, initial-scale=1.0"&gt;</text:p>
      <text:p text:style-name="Preformatted_20_Text"><text:s text:c="4"/>&lt;link rel="stylesheet" href="style.css"&gt;</text:p>
      <text:p text:style-name="Preformatted_20_Text"><text:s text:c="4"/>&lt;title&gt;Question10&lt;/title&gt;</text:p>
      <text:p text:style-name="Preformatted_20_Text">&lt;/head&gt;</text:p>
      <text:p text:style-name="Preformatted_20_Text">&lt;body style="background-color: #9cc6dc;"&gt;</text:p>
      <text:p text:style-name="Preformatted_20_Text"><text:s text:c="4"/>&lt;div class="cal-main"&gt;</text:p>
      <text:p text:style-name="Preformatted_20_Text"><text:s text:c="8"/>&lt;div class="cal-display" id="display"&gt;0&lt;/div&gt;</text:p>
      <text:p text:style-name="Preformatted_20_Text"><text:s text:c="8"/>&lt;div class="cal-btnset"&gt;</text:p>
      <text:p text:style-name="Preformatted_20_Text"><text:s text:c="12"/>&lt;div class="btnset-1"&gt;</text:p>
      <text:p text:style-name="Preformatted_20_Text"><text:s text:c="16"/>&lt;div id="plus"&gt;+&lt;/div&gt;</text:p>
      <text:p text:style-name="Preformatted_20_Text"><text:s text:c="16"/>&lt;div id="minus"&gt;-&lt;/div&gt;</text:p>
      <text:p text:style-name="Preformatted_20_Text"><text:s text:c="16"/>&lt;div id="mul"&gt;x&lt;/div&gt;</text:p>
      <text:p text:style-name="Preformatted_20_Text"><text:s text:c="16"/>&lt;div id="div"&gt;/&lt;/div&gt;&lt;/div&gt;</text:p>
      <text:p text:style-name="Preformatted_20_Text"><text:s text:c="12"/>&lt;div class="btnset-2"&gt;</text:p>
      <text:p text:style-name="Preformatted_20_Text"><text:s text:c="16"/>&lt;div class="btnset2-l"&gt;</text:p>
      <text:p text:style-name="Preformatted_20_Text"><text:s text:c="20"/>&lt;div class="row"&gt;</text:p>
      <text:p text:style-name="Preformatted_20_Text"><text:s text:c="24"/>&lt;div id="num8"&gt;8&lt;/div&gt;</text:p>
      <text:p text:style-name="Preformatted_20_Text"><text:s text:c="24"/>&lt;div id="num9"&gt;9&lt;/div&gt;</text:p>
      <text:p text:style-name="Preformatted_20_Text"><text:s text:c="24"/>&lt;div id="num7"&gt;7&lt;/div&gt;</text:p>
      <text:p text:style-name="Preformatted_20_Text"><text:s text:c="20"/>&lt;/div&gt;</text:p>
      <text:p text:style-name="Preformatted_20_Text"><text:s text:c="20"/>&lt;div class="row"&gt;</text:p>
      <text:p text:style-name="Preformatted_20_Text"><text:s text:c="24"/>&lt;div id="num6"&gt;6&lt;/div&gt;</text:p>
      <text:p text:style-name="Preformatted_20_Text"><text:s text:c="24"/>&lt;div id="num5"&gt;5&lt;/div&gt;</text:p>
      <text:p text:style-name="Preformatted_20_Text"><text:s text:c="24"/>&lt;div id="num4"&gt;4&lt;/div&gt;</text:p>
      <text:p text:style-name="Preformatted_20_Text"><text:s text:c="20"/>&lt;/div&gt;</text:p>
      <text:p text:style-name="Preformatted_20_Text"><text:s text:c="20"/>&lt;div class="row"&gt;</text:p>
      <text:p text:style-name="Preformatted_20_Text"><text:s text:c="24"/>&lt;div id="num3"&gt;3&lt;/div&gt;</text:p>
      <text:p text:style-name="Preformatted_20_Text"><text:s text:c="24"/>&lt;div id="num2"&gt;2&lt;/div&gt;</text:p>
      <text:p text:style-name="Preformatted_20_Text"><text:s text:c="24"/>&lt;div id="num1"&gt;1&lt;/div&gt;</text:p>
      <text:p text:style-name="Preformatted_20_Text"><text:s text:c="20"/>&lt;/div&gt;</text:p>
      <text:p text:style-name="Preformatted_20_Text"><text:s text:c="20"/>&lt;div class="row"&gt;</text:p>
      <text:p text:style-name="Preformatted_20_Text"><text:s text:c="24"/>&lt;div id="num0"&gt;0&lt;/div&gt;</text:p>
      <text:p text:style-name="Preformatted_20_Text"><text:s text:c="24"/>&lt;div id="dot"&gt;.&lt;/div&gt;</text:p>
      <text:p text:style-name="Preformatted_20_Text"><text:s text:c="24"/>&lt;div id="ac"&gt;AC&lt;/div&gt;</text:p>
      <text:p text:style-name="Preformatted_20_Text"><text:s text:c="20"/>&lt;/div&gt;</text:p>
      <text:p text:style-name="Preformatted_20_Text"><text:s text:c="16"/>&lt;/div&gt;</text:p>
      <text:p text:style-name="Preformatted_20_Text"><text:s text:c="16"/>&lt;div class="btnset2-r" id="eql"&gt;=&lt;/div&gt;</text:p>
      <text:p text:style-name="Preformatted_20_Text"><text:s text:c="12"/>&lt;/div&gt;</text:p>
      <text:p text:style-name="Preformatted_20_Text"><text:s text:c="8"/>&lt;/div&gt;</text:p>
      <text:p text:style-name="Preformatted_20_Text"><text:s text:c="4"/>&lt;/div&gt;</text:p>
      <text:p text:style-name="P3">&lt;/body&gt;</text:p>
      <text:p text:style-name="P3">&lt;script src="script.js"&gt;&lt;/script&gt;</text:p>
      <text:p text:style-name="Preformatted_20_Text">&lt;/html&gt;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h text:style-name="P2" text:outline-level="3"><text:soft-page-break/><text:span text:style-name="T5">s</text:span>tyle.css</text:h>
      <text:p text:style-name="Preformatted_20_Text"/>
      <text:p text:style-name="Preformatted_20_Text">.cal-main{</text:p>
      <text:p text:style-name="Preformatted_20_Text"><text:s text:c="4"/>display: flex;</text:p>
      <text:p text:style-name="Preformatted_20_Text"><text:s text:c="4"/>flex-direction: column;</text:p>
      <text:p text:style-name="Preformatted_20_Text"><text:s text:c="4"/>width: 260px;</text:p>
      <text:p text:style-name="Preformatted_20_Text"><text:s text:c="4"/>margin: 100px auto;</text:p>
      <text:p text:style-name="Preformatted_20_Text">}</text:p>
      <text:p text:style-name="Preformatted_20_Text">.cal-display{</text:p>
      <text:p text:style-name="Preformatted_20_Text"><text:s text:c="4"/>font-size: x-large;</text:p>
      <text:p text:style-name="Preformatted_20_Text"><text:s text:c="4"/>text-align: right;</text:p>
      <text:p text:style-name="Preformatted_20_Text"><text:s text:c="4"/>padding: 10px;</text:p>
      <text:p text:style-name="Preformatted_20_Text"><text:s text:c="4"/>background-color: #212323;</text:p>
      <text:p text:style-name="Preformatted_20_Text"><text:s text:c="4"/>color: white;</text:p>
      <text:p text:style-name="Preformatted_20_Text"><text:s text:c="4"/>border-radius: 5px 5px 0 0;</text:p>
      <text:p text:style-name="Preformatted_20_Text"><text:s text:c="4"/>border: 1px solid rgba(167, 167, 167, 0.411);</text:p>
      <text:p text:style-name="Preformatted_20_Text">}</text:p>
      <text:p text:style-name="Preformatted_20_Text">.cal-btnset{</text:p>
      <text:p text:style-name="Preformatted_20_Text"><text:s text:c="4"/>display: flex;</text:p>
      <text:p text:style-name="Preformatted_20_Text"><text:s text:c="4"/>flex-direction: column;</text:p>
      <text:p text:style-name="Preformatted_20_Text"><text:s text:c="4"/>user-select: none;</text:p>
      <text:p text:style-name="Preformatted_20_Text">}</text:p>
      <text:p text:style-name="Preformatted_20_Text">.btnset-1{</text:p>
      <text:p text:style-name="Preformatted_20_Text"><text:s text:c="4"/>display: flex;</text:p>
      <text:p text:style-name="Preformatted_20_Text"><text:s text:c="4"/>justify-content: space-between;</text:p>
      <text:p text:style-name="Preformatted_20_Text">}</text:p>
      <text:p text:style-name="Preformatted_20_Text">.btnset-1 div{</text:p>
      <text:p text:style-name="Preformatted_20_Text"><text:s text:c="4"/>width: 100%;</text:p>
      <text:p text:style-name="Preformatted_20_Text"><text:s text:c="4"/>text-align: center;</text:p>
      <text:p text:style-name="Preformatted_20_Text"><text:s text:c="4"/>padding: 10px 0;</text:p>
      <text:p text:style-name="Preformatted_20_Text"><text:s text:c="4"/>border: 1px solid rgba(167, 167, 167, 0.411);</text:p>
      <text:p text:style-name="Preformatted_20_Text"><text:s text:c="4"/>background-color: #e8e8e8;</text:p>
      <text:p text:style-name="Preformatted_20_Text">}</text:p>
      <text:p text:style-name="Preformatted_20_Text">.btnset-2{</text:p>
      <text:p text:style-name="Preformatted_20_Text"><text:s text:c="4"/>display: flex;</text:p>
      <text:p text:style-name="Preformatted_20_Text"><text:s text:c="4"/>text-align: center;</text:p>
      <text:p text:style-name="Preformatted_20_Text">}</text:p>
      <text:p text:style-name="Preformatted_20_Text">.btnset2-l{</text:p>
      <text:p text:style-name="Preformatted_20_Text"><text:s text:c="4"/>width: 100%;</text:p>
      <text:p text:style-name="Preformatted_20_Text"><text:s text:c="4"/>flex: 3;</text:p>
      <text:p text:style-name="Preformatted_20_Text"><text:s text:c="4"/>display: flex;</text:p>
      <text:p text:style-name="Preformatted_20_Text"><text:s text:c="4"/>background-color: #ffffff;</text:p>
      <text:p text:style-name="Preformatted_20_Text"><text:s text:c="4"/>flex-direction: column;</text:p>
      <text:p text:style-name="Preformatted_20_Text"><text:s text:c="4"/>border-bottom-left-radius:5px ;</text:p>
      <text:p text:style-name="Preformatted_20_Text">}</text:p>
      <text:p text:style-name="Preformatted_20_Text">.row{</text:p>
      <text:p text:style-name="Preformatted_20_Text"><text:s text:c="4"/>display: flex;</text:p>
      <text:p text:style-name="Preformatted_20_Text">}</text:p>
      <text:p text:style-name="Preformatted_20_Text">.row div{</text:p>
      <text:p text:style-name="Preformatted_20_Text"><text:s text:c="4"/>width: 100%;</text:p>
      <text:p text:style-name="Preformatted_20_Text"><text:s text:c="4"/>padding: 10px 0;</text:p>
      <text:p text:style-name="Preformatted_20_Text"><text:s text:c="4"/>border: 1px solid rgba(167, 167, 167, 0.411);</text:p>
      <text:p text:style-name="Preformatted_20_Text">}</text:p>
      <text:p text:style-name="Preformatted_20_Text">.row div:hover{</text:p>
      <text:p text:style-name="Preformatted_20_Text"><text:s text:c="4"/>background-color: #eee;</text:p>
      <text:p text:style-name="Preformatted_20_Text">}</text:p>
      <text:p text:style-name="Preformatted_20_Text">.btnset2-r{</text:p>
      <text:p text:style-name="Preformatted_20_Text"><text:s text:c="4"/>width: 100%;</text:p>
      <text:p text:style-name="Preformatted_20_Text"><text:s text:c="4"/>flex: 1;</text:p>
      <text:p text:style-name="Preformatted_20_Text"><text:s text:c="4"/>display: flex;</text:p>
      <text:p text:style-name="Preformatted_20_Text"><text:soft-page-break/><text:s text:c="4"/>align-items: center;</text:p>
      <text:p text:style-name="Preformatted_20_Text"><text:s text:c="4"/>justify-content: center;</text:p>
      <text:p text:style-name="Preformatted_20_Text"><text:s text:c="4"/>background-color: #f88662;</text:p>
      <text:p text:style-name="Preformatted_20_Text"><text:s text:c="4"/>border-bottom-right-radius:5px ;</text:p>
      <text:p text:style-name="Preformatted_20_Text">}</text:p>
      <text:p text:style-name="Preformatted_20_Text"/>
      <text:h text:style-name="P2" text:outline-level="3">script.js</text:h>
      <text:p text:style-name="Preformatted_20_Text">const getElmnt = (id) =&gt; document.getElementById(`${id}`);</text:p>
      <text:p text:style-name="Preformatted_20_Text">const getVal = (id) =&gt; getElmnt(id).textContent;</text:p>
      <text:p text:style-name="Preformatted_20_Text">let total = 0;</text:p>
      <text:p text:style-name="Preformatted_20_Text">let display = getElmnt('display');</text:p>
      <text:p text:style-name="Preformatted_20_Text">let lastOp = '';</text:p>
      <text:p text:style-name="Preformatted_20_Text"/>
      <text:p text:style-name="Preformatted_20_Text">// All numbers</text:p>
      <text:p text:style-name="Preformatted_20_Text">const numClick = (id) =&gt; {</text:p>
      <text:p text:style-name="Preformatted_20_Text"><text:s text:c="4"/>getElmnt(id).addEventListener('click',()=&gt;{</text:p>
      <text:p text:style-name="Preformatted_20_Text"><text:s text:c="8"/>if(display.textContent==0)</text:p>
      <text:p text:style-name="Preformatted_20_Text"><text:s text:c="12"/>display.textContent = '';</text:p>
      <text:p text:style-name="Preformatted_20_Text"><text:s text:c="8"/>display.textContent = `${display.textContent}${getVal(id)}`;</text:p>
      <text:p text:style-name="Preformatted_20_Text"><text:s text:c="4"/>});</text:p>
      <text:p text:style-name="Preformatted_20_Text">}</text:p>
      <text:p text:style-name="Preformatted_20_Text">numClick('num1');</text:p>
      <text:p text:style-name="Preformatted_20_Text">numClick('num2');</text:p>
      <text:p text:style-name="Preformatted_20_Text">numClick('num3');</text:p>
      <text:p text:style-name="Preformatted_20_Text">numClick('num4');</text:p>
      <text:p text:style-name="Preformatted_20_Text">numClick('num5');</text:p>
      <text:p text:style-name="Preformatted_20_Text">numClick('num6');</text:p>
      <text:p text:style-name="Preformatted_20_Text">numClick('num7');</text:p>
      <text:p text:style-name="Preformatted_20_Text">numClick('num8');</text:p>
      <text:p text:style-name="Preformatted_20_Text">numClick('num9');</text:p>
      <text:p text:style-name="Preformatted_20_Text">numClick('dot');</text:p>
      <text:p text:style-name="Preformatted_20_Text"/>
      <text:p text:style-name="Preformatted_20_Text"/>
      <text:p text:style-name="Preformatted_20_Text">// All operators</text:p>
      <text:p text:style-name="Preformatted_20_Text">getElmnt('plus').addEventListener('click',()=&gt;{</text:p>
      <text:p text:style-name="Preformatted_20_Text"><text:s text:c="4"/>if(lastOp !== '=')</text:p>
      <text:p text:style-name="Preformatted_20_Text"><text:s text:c="8"/>total = total + +display.textContent;</text:p>
      <text:p text:style-name="Preformatted_20_Text"><text:s text:c="4"/>display.textContent = '0';</text:p>
      <text:p text:style-name="Preformatted_20_Text"><text:s text:c="4"/>lastOp = getVal('plus');</text:p>
      <text:p text:style-name="Preformatted_20_Text">});</text:p>
      <text:p text:style-name="Preformatted_20_Text">getElmnt('minus').addEventListener('click',()=&gt;{</text:p>
      <text:p text:style-name="Preformatted_20_Text"><text:s text:c="4"/>if(lastOp !== '=')</text:p>
      <text:p text:style-name="Preformatted_20_Text"><text:s text:c="8"/>total = total - +display.textContent;</text:p>
      <text:p text:style-name="Preformatted_20_Text"><text:s text:c="4"/>display.textContent = '0';</text:p>
      <text:p text:style-name="Preformatted_20_Text"><text:s text:c="4"/>lastOp = getVal('minus');</text:p>
      <text:p text:style-name="Preformatted_20_Text">});</text:p>
      <text:p text:style-name="Preformatted_20_Text">getElmnt('mul').addEventListener('click',()=&gt;{</text:p>
      <text:p text:style-name="Preformatted_20_Text"><text:s text:c="4"/>total = (total === 0)?1:total;</text:p>
      <text:p text:style-name="Preformatted_20_Text"><text:s text:c="4"/>if(lastOp !== '=')</text:p>
      <text:p text:style-name="Preformatted_20_Text"><text:s text:c="8"/>total = total * +display.textContent;</text:p>
      <text:p text:style-name="Preformatted_20_Text"><text:s text:c="4"/>display.textContent = '0';</text:p>
      <text:p text:style-name="Preformatted_20_Text"><text:s text:c="4"/>lastOp = getVal('mul');</text:p>
      <text:p text:style-name="Preformatted_20_Text">});</text:p>
      <text:p text:style-name="Preformatted_20_Text">getElmnt('div').addEventListener('click',()=&gt;{</text:p>
      <text:p text:style-name="Preformatted_20_Text"><text:s text:c="4"/>if(lastOp !== '=')</text:p>
      <text:p text:style-name="Preformatted_20_Text"><text:s text:c="8"/>total = total / +display.textContent;</text:p>
      <text:p text:style-name="Preformatted_20_Text"><text:s text:c="4"/>display.textContent = '0';</text:p>
      <text:p text:style-name="Preformatted_20_Text"><text:s text:c="4"/>lastOp = getVal('div');</text:p>
      <text:p text:style-name="Preformatted_20_Text">});</text:p>
      <text:p text:style-name="Preformatted_20_Text"/>
      <text:p text:style-name="Preformatted_20_Text"><text:soft-page-break/>// All clear</text:p>
      <text:p text:style-name="Preformatted_20_Text">getElmnt('ac').addEventListener('click',()=&gt;{</text:p>
      <text:p text:style-name="Preformatted_20_Text"><text:s text:c="4"/>total = 0;</text:p>
      <text:p text:style-name="Preformatted_20_Text"><text:s text:c="4"/>display.textContent = '0';</text:p>
      <text:p text:style-name="Preformatted_20_Text"><text:s text:c="4"/>lastOp = getVal('ac');</text:p>
      <text:p text:style-name="Preformatted_20_Text">});</text:p>
      <text:p text:style-name="Preformatted_20_Text"/>
      <text:p text:style-name="Preformatted_20_Text">// Equal</text:p>
      <text:p text:style-name="Preformatted_20_Text">getElmnt('eql').addEventListener('click',()=&gt;{</text:p>
      <text:p text:style-name="Preformatted_20_Text"><text:s text:c="4"/>if(lastOp === '+'){</text:p>
      <text:p text:style-name="Preformatted_20_Text"><text:s text:c="8"/>total = total + +display.textContent;</text:p>
      <text:p text:style-name="Preformatted_20_Text"><text:s text:c="4"/>}</text:p>
      <text:p text:style-name="Preformatted_20_Text"><text:s text:c="4"/>else if(lastOp === '-'){</text:p>
      <text:p text:style-name="Preformatted_20_Text"><text:s text:c="8"/>total = total - +display.textContent;</text:p>
      <text:p text:style-name="Preformatted_20_Text"><text:s text:c="4"/>}</text:p>
      <text:p text:style-name="Preformatted_20_Text"><text:s text:c="4"/>else if(lastOp === 'x'){</text:p>
      <text:p text:style-name="Preformatted_20_Text"><text:s text:c="8"/>total = (total === 0)?1:total;</text:p>
      <text:p text:style-name="Preformatted_20_Text"><text:s text:c="8"/>total = total* +display.textContent;</text:p>
      <text:p text:style-name="Preformatted_20_Text"><text:s text:c="4"/>}</text:p>
      <text:p text:style-name="Preformatted_20_Text"><text:s text:c="4"/>else if(lastOp === '/'){</text:p>
      <text:p text:style-name="Preformatted_20_Text"><text:s text:c="8"/>total = total/ +display.textContent;</text:p>
      <text:p text:style-name="Preformatted_20_Text"><text:s text:c="4"/>}</text:p>
      <text:p text:style-name="Preformatted_20_Text"><text:s text:c="4"/>display.textContent = total;</text:p>
      <text:p text:style-name="Preformatted_20_Text"><text:s text:c="4"/>lastOp = getVal('eql');</text:p>
      <text:p text:style-name="Preformatted_20_Text">}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Preformatted Text" svg:font-family="'Preformatted Text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b276" officeooo:paragraph-rsid="0011b27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20001797<text:tab/><text:tab/>Kavishka Sulakshan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22T22:45:42.435911013</dc:date>
    <meta:editing-duration>PT1H20M1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5" meta:paragraph-count="593" meta:word-count="1349" meta:character-count="15987" meta:non-whitespace-character-count="12666"/>
  </office:meta>
</office:document-meta>
</file>